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0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46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1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49" style:family="table-cell" style:parent-style-name="Default" style:data-style-name="N2"/>
    <style:style style:name="ce61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3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4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5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8" table:content-validation-name="val1" office:value-type="string" calcext:value-type="string">
            <office:annotation draw:style-name="gr1" draw:text-style-name="P2" svg:width="82.18pt" svg:height="51pt" svg:x="209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-17.2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office:annotation draw:style-name="gr3" draw:text-style-name="P2" svg:width="109.19pt" svg:height="47.54pt" svg:x="209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28" table:content-validation-name="val3" office:value-type="float" office:value="72" calcext:value-type="float">
            <office:annotation draw:style-name="gr4" draw:text-style-name="P2" svg:width="168.46pt" svg:height="117.67pt" svg:x="209pt" svg:y="72.68pt" draw:caption-point-x="-17.29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5" office:value-type="string" calcext:value-type="string">
            <office:annotation draw:style-name="gr5" draw:text-style-name="P2" svg:width="212.94pt" svg:height="140.06pt" svg:x="209pt" svg:y="98.28pt" draw:caption-point-x="-17.29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28" table:content-validation-name="val6" office:value-type="string" calcext:value-type="string">
            <office:annotation draw:style-name="gr6" draw:text-style-name="P2" svg:width="265.86pt" svg:height="151.26pt" svg:x="209pt" svg:y="111.06pt" draw:caption-point-x="-17.29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-17.29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office:annotation draw:style-name="gr1" draw:text-style-name="P2" svg:width="82.18pt" svg:height="51pt" svg:x="209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9" office:value-type="string" calcext:value-type="string">
            <office:annotation draw:style-name="gr7" draw:text-style-name="P2" svg:width="161.8pt" svg:height="68.74pt" svg:x="209pt" svg:y="149.47pt" draw:caption-point-x="-17.29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28" table:content-validation-name="val10" office:value-type="float" office:value="1.5" calcext:value-type="float">
            <office:annotation draw:style-name="gr8" draw:text-style-name="P2" svg:width="135.16pt" svg:height="128.86pt" svg:x="209pt" svg:y="162.26pt" draw:caption-point-x="-17.29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36" table:formula="of:=[.C4]*[.C17]*(IF([.C13]=&quot;OFF&quot;;1;1.25))*[.E20]" office:value-type="float" office:value="2916" calcext:value-type="float">
            <office:annotation draw:style-name="gr5" draw:text-style-name="P2" svg:width="102.53pt" svg:height="140.06pt" svg:x="209pt" svg:y="200.66pt" draw:caption-point-x="-17.29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916</text:p>
          </table:table-cell>
          <table:table-cell office:value-type="string" calcext:value-type="string">
            <text:p>Add SR</text:p>
          </table:table-cell>
          <table:table-cell table:style-name="ce52" table:content-validation-name="val15" office:value-type="float" office:value="1.35" calcext:value-type="float">
            <office:annotation draw:style-name="gr2" draw:text-style-name="P2" svg:width="82.18pt" svg:height="61.68pt" svg:x="336.98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35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2.025" calcext:value-type="float">
            <text:p>2.025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6"/>
          <table:table-cell table:style-name="ce6" office:value-type="string" calcext:value-type="string">
            <office:annotation draw:style-name="gr1" draw:text-style-name="P2" svg:width="82.18pt" svg:height="51pt" svg:x="273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2916" calcext:value-type="float">
            <text:p>2916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2.025" calcext:value-type="float">
            <text:p>2.025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2.025" calcext:value-type="float">
            <text:p>2.025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803" calcext:value-type="float">
            <text:p>0.803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5184x2916" calcext:value-type="string">
            <text:p>5184x2916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6.50909" calcext:value-type="float">
            <text:p>26.50909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0.803" calcext:value-type="float">
            <office:annotation draw:style-name="gr9" draw:text-style-name="P2" svg:width="343.3pt" svg:height="116.87pt" svg:x="460.57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803</text:p>
          </table:table-cell>
          <table:table-cell/>
          <table:table-cell table:formula="of:=[.C20]" office:value-type="float" office:value="2916" calcext:value-type="float">
            <text:p>2916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36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36" table:formula="of:=[.C4]*[.C17]*(IF([.C13]=&quot;OFF&quot;;1;1.25))*[.E25]" office:value-type="float" office:value="2484" calcext:value-type="float">
            <text:p>2484</text:p>
          </table:table-cell>
          <table:table-cell office:value-type="string" calcext:value-type="string">
            <text:p>Add SR</text:p>
          </table:table-cell>
          <table:table-cell table:style-name="ce52" table:content-validation-name="val15" office:value-type="float" office:value="1.15" calcext:value-type="float">
            <text:p>1.1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725" calcext:value-type="float">
            <text:p>1.7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725" calcext:value-type="float">
            <text:p>1.72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40" table:content-validation-name="val11" office:value-type="float" office:value="1.2" calcext:value-type="float">
            <office:annotation draw:style-name="gr10" draw:text-style-name="P2" svg:width="113.1pt" svg:height="84.08pt" svg:x="209pt" svg:y="303.08pt" draw:caption-point-x="-17.29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273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2980" calcext:value-type="float">
            <text:p>2980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2.06944444444444" calcext:value-type="float">
            <office:annotation draw:style-name="gr11" draw:text-style-name="P2" svg:width="71.63pt" svg:height="30.84pt" svg:x="463.18pt" svg:y="299.51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2.069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2.07" calcext:value-type="float">
            <text:p>2.070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2.06944444444444" calcext:value-type="float">
            <office:annotation draw:style-name="gr11" draw:text-style-name="P2" svg:width="71.63pt" svg:height="30.84pt" svg:x="79.17pt" svg:y="312.29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2.069</text:p>
          </table:table-cell>
          <table:table-cell table:style-name="ce7" office:value-type="string" calcext:value-type="string">
            <text:p>← <text:span text:style-name="T3">Total SR</text:span></text:p>
          </table:table-cell>
          <table:table-cell table:style-name="ce34"/>
          <table:table-cell table:number-columns-repeated="4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297x2980" calcext:value-type="string">
            <office:annotation draw:style-name="gr12" draw:text-style-name="P2" svg:width="507.6pt" svg:height="319.21pt" svg:x="0pt" svg:y="187.31pt" draw:caption-point-x="575.72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297x2980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27.09091" calcext:value-type="float">
            <office:annotation draw:style-name="gr13" draw:text-style-name="P2" svg:width="216.54pt" svg:height="162.45pt" svg:x="470.21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7.09091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0.832" calcext:value-type="float">
            <office:annotation draw:style-name="gr9" draw:text-style-name="P2" svg:width="343.3pt" svg:height="116.87pt" svg:x="460.57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832</text:p>
          </table:table-cell>
          <table:table-cell/>
          <table:table-cell table:formula="of:=[.C25]*[.C28]" office:value-type="float" office:value="2980.8" calcext:value-type="float">
            <text:p>2980.8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0.832" calcext:value-type="float">
            <office:annotation draw:style-name="gr9" draw:text-style-name="P2" svg:width="343.3pt" svg:height="116.87pt" svg:x="0pt" svg:y="239.1pt" draw:caption-point-x="63.69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832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-17.29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3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46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42" table:content-validation-name="val3" office:value-type="float" office:value="72" calcext:value-type="float">
            <office:annotation draw:style-name="gr15" draw:text-style-name="P2" svg:width="133.09pt" svg:height="72.88pt" svg:x="209pt" svg:y="495.07pt" draw:caption-point-x="-17.29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6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46" table:content-validation-name="val12" office:value-type="string" calcext:value-type="string">
            <office:annotation draw:style-name="gr16" draw:text-style-name="P2" svg:width="179.94pt" svg:height="69.99pt" svg:x="209pt" svg:y="520.67pt" draw:caption-point-x="-17.29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46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6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6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46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46" table:content-validation-name="val13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3256" calcext:value-type="float">
            <office:annotation draw:style-name="gr1" draw:text-style-name="P2" svg:width="82.18pt" svg:height="51pt" svg:x="209pt" svg:y="623.06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273pt" svg:y="635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3256" calcext:value-type="float">
            <text:p>325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2724" calcext:value-type="float">
            <office:annotation draw:style-name="gr1" draw:text-style-name="P2" svg:width="82.18pt" svg:height="51pt" svg:x="209pt" svg:y="674.28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51" table:content-validation-name="val14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273pt" svg:y="712.66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Primary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office:annotation draw:style-name="gr17" draw:text-style-name="P4" svg:width="82.18pt" svg:height="51pt" svg:x="485.01pt" svg:y="0pt" draw:caption-point-x="-17.29pt" draw:caption-point-y="25.88pt">
              <dc:date>2019-12-06T00:00:00</dc:date>
              <text:p text:style-name="P3">TESTED BOTH OFF AND ON</text:p>
            </office:annotation>
            <text:p>ON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57" office:value-type="string" calcext:value-type="string">
            <text:p>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7" office:value-type="string" calcext:value-type="string">
            <text:p>Terrain Textures</text:p>
          </table:table-cell>
          <table:table-cell table:style-name="ce59" office:value-type="string" calcext:value-type="string">
            <text:p>High</text:p>
          </table:table-cell>
        </table:table-row>
        <table:table-row table:style-name="ro1">
          <table:table-cell table:style-name="ce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Require Medium or High if Shaders Mod is enabled.</text:p>
              <text:p text:style-name="P3"/>
              <text:p text:style-name="P3">Increase to High only if specifically needed.</text:p>
            </office:annotation>
            <text:p>Medium</text:p>
          </table:table-cell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</table:table-row>
        <table:table-row table:style-name="ro1">
          <table:table-cell table:style-name="ce58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</table:table-row>
        <table:table-row table:style-name="ro1">
          <table:table-cell table:style-name="ce6" office:value-type="string" calcext:value-type="string">
            <text:p>MSAA</text:p>
          </table:table-cell>
          <table:table-cell office:value-type="string" calcext:value-type="string">
            <office:annotation draw:style-name="gr17" draw:text-style-name="P4" svg:width="82.18pt" svg:height="51pt" svg:x="485.01pt" svg:y="149.47pt" draw:caption-point-x="-17.29pt" draw:caption-point-y="42.8pt">
              <dc:date>2019-12-06T00:00:00</dc:date>
              <text:p text:style-name="P3">Major pixelation benefit.</text:p>
            </office:annotation>
            <text:p>4x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49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Clutter/Gras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9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58" office:value-type="string" calcext:value-type="string">
            <text:p>Chimney Smoke Densit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8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8" office:value-type="string" calcext:value-type="string">
            <text:p>Birds</text:p>
          </table:table-cell>
          <table:table-cell office:value-type="string" calcext:value-type="string">
            <office:annotation draw:style-name="gr17" draw:text-style-name="P4" svg:width="82.18pt" svg:height="61.68pt" svg:x="485.01pt" svg:y="443.88pt" draw:caption-point-x="-17.29pt" draw:caption-point-y="42.8pt">
              <dc:date>2019-12-06T00:00:00</dc:date>
              <text:p text:style-name="P3">At low speed and in some specific places, birds have been seen.</text:p>
            </office:annotation>
            <text:p>MAX (1000) OR 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Pixel Density</text:p>
          </table:table-cell>
          <table:table-cell table:style-name="ce61" table:formula="of:=[$'DCS-FA18C'.C28]" office:value-type="float" office:value="1.2" calcext:value-type="float">
            <text:p>1.2</text:p>
          </table:table-cell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0" draw:text-style-name="P4" svg:width="164.13pt" svg:height="84.08pt" svg:x="179.26pt" svg:y="264.67pt" draw:caption-point-x="288.45pt" draw:caption-point-y="42.8pt">
              <dc:date>2019-12-05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</office:annotation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3:22:19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06T04:00:37.328000000</dc:date>
    <meta:editing-duration>PT2H15M15S</meta:editing-duration>
    <meta:editing-cycles>25</meta:editing-cycles>
    <meta:document-statistic meta:table-count="3" meta:cell-count="299" meta:object-count="0"/>
  </office:meta>
</office:document-meta>
</file>